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office:automatic-styles>
  <office:body>
    <office:text text:use-soft-page-breaks="true">
      <text:p text:style-name="P1"># Name the model</text:p>
      <text:p text:style-name="Normal">name = "Model_VGG16"</text:p>
      <text:p text:style-name="Normal"/>
      <text:p text:style-name="Normal"># Unfreeze all layers of base model</text:p>
      <text:p text:style-name="Normal">feature_extraction_layer = tf.keras.applications.VGG16(include_top=False)</text:p>
      <text:p text:style-name="Normal">feature_extraction_layer.trainable = True</text:p>
      <text:p text:style-name="Normal"/>
      <text:p text:style-name="Normal"># Build model</text:p>
      <text:p text:style-name="Normal">tf.random.set_seed(42)</text:p>
      <text:p text:style-name="Normal">model_vgg16 = keras.Sequential([</text:p>
      <text:p text:style-name="Normal"><text:s text:c="4"/>data_augmentation,</text:p>
      <text:p text:style-name="Normal"><text:s text:c="4"/>feature_extraction_layer,</text:p>
      <text:p text:style-name="Normal"><text:s text:c="4"/>layers.GlobalAvgPool2D(),</text:p>
      <text:p text:style-name="Normal"><text:s text:c="4"/>layers.Dense(8, activation="softmax")</text:p>
      <text:p text:style-name="Normal">], name=name)</text:p>
      <text:p text:style-name="Normal"/>
      <text:p text:style-name="Normal"># Fit model</text:p>
      <text:p text:style-name="Normal">history_vgg16 = model_vgg16.fit(train_dataset_resnet,</text:p>
      <text:p text:style-name="Normal"><text:s text:c="32"/>validation_data=val_dataset_resnet,</text:p>
      <text:p text:style-name="Normal"><text:s text:c="32"/>epochs=25,</text:p>
      <text:p text:style-name="Normal"><text:s text:c="32"/>callbacks=[early_cb])</text:p>
      <text:p text:style-name="Normal"/>
      <text:p text:style-name="Normal"># Write lab-book</text:p>
      <text:p text:style-name="Normal">train_accuracy_vgg16 = model_vgg16.evaluate(train_dataset_resnet)[1]</text:p>
      <text:p text:style-name="Normal">val_accuracy_vgg16 = model_vgg16.evaluate(val_dataset_resnet)[1]</text:p>
      <text:p text:style-name="Normal">lab_book[name] = {"train_accuracy": train_accuracy_vgg16, "val_accuracy": val_accuracy_vgg16}</text:p>
      <text:p text:style-name="Normal"/>
      <text:p text:style-name="Normal">train_accuracy_vgg16</text:p>
      <text:p text:style-name="Normal">val_accuracy_vgg16</text:p>
      <text:p text:style-name="Normal"/>
      <text:p text:style-name="Normal"/>
      <text:p text:style-name="P2">VGG19</text:p>
      <text:p text:style-name="P3"/>
      <text:p text:style-name="P4"># Name the model</text:p>
      <text:p text:style-name="P5">name = "Model_VGG19"</text:p>
      <text:p text:style-name="P6"/>
      <text:p text:style-name="P7"># Unfreeze all layers of base model</text:p>
      <text:p text:style-name="P8">feature_extraction_layer = tf.keras.applications.VGG19(include_top=False)</text:p>
      <text:p text:style-name="P9">feature_extraction_layer.trainable = True</text:p>
      <text:p text:style-name="P10"/>
      <text:p text:style-name="P11"># Build model</text:p>
      <text:p text:style-name="P12">tf.random.set_seed(42)</text:p>
      <text:p text:style-name="P13">model_vgg19 = keras.Sequential([</text:p>
      <text:p text:style-name="P14"><text:s text:c="4"/>data_augmentation,</text:p>
      <text:p text:style-name="P15"><text:s text:c="4"/>feature_extraction_layer,</text:p>
      <text:p text:style-name="P16"><text:s text:c="4"/>layers.GlobalAvgPool2D(),</text:p>
      <text:p text:style-name="P17"><text:s text:c="4"/>layers.Dense(8, activation="softmax")</text:p>
      <text:p text:style-name="P18">], name=name)</text:p>
      <text:p text:style-name="P19"/>
      <text:p text:style-name="P20"># Fit model</text:p>
      <text:p text:style-name="P21">history_vgg19 = model_vgg19.fit(train_dataset_resnet,</text:p>
      <text:p text:style-name="P22"><text:s text:c="32"/>validation_data=val_dataset_resnet,</text:p>
      <text:p text:style-name="P23"><text:s text:c="32"/>epochs=25,</text:p>
      <text:p text:style-name="P24"><text:s text:c="32"/>callbacks=[early_cb])</text:p>
      <text:p text:style-name="P25"/>
      <text:p text:style-name="P26"># Write lab-book</text:p>
      <text:p text:style-name="P27">train_accuracy_vgg19 = model_vgg19.evaluate(train_dataset_resnet)[1]</text:p>
      <text:p text:style-name="P28">val_accuracy_vgg19 = model_vgg19.evaluate(val_dataset_resnet)[1]</text:p>
      <text:soft-page-break/>
      <text:p text:style-name="P29">lab_book[name] = {"train_accuracy": train_accuracy_vgg19, "val_accuracy": val_accuracy_vgg19}</text:p>
      <text:p text:style-name="P30"/>
      <text:p text:style-name="P31">train_accuracy_vgg19</text:p>
      <text:p text:style-name="P32">val_accuracy_vgg19</text:p>
      <text:p text:style-name="P33"/>
      <text:p text:style-name="P34"/>
      <text:p text:style-name="P35">Short Answer</text:p>
      <text:p text:style-name="Normal">The smart computer program developed for classifying and locating white blood cells in blood images improves diagnostic accuracy and speed, reducing human error. Future research should focus on integrating the tool into clinical workflows, enabling real-time analysis, expanding its capabilities, and ensuring robustness and user-friendliness.</text:p>
      <text:p text:style-name="P36">Paragraph</text:p>
      <text:p text:style-name="Normal">The development of a smart computer program for identifying and locating white blood cells in blood images marks a significant step forward in medical diagnostics, enhancing both accuracy and speed while reducing human error. By leveraging deep learning techniques, this tool offers precise classification and localization of white blood cells, facilitating early disease detection and providing reliable data for medical research. Future research should aim to integrate this technology seamlessly into clinical workflows, enable real-time analysis, and expand its capabilities to include other cell types. Additionally, efforts should be made to ensure the program's robustness across diverse datasets, create a user-friendly interface, and secure regulatory approval through extensive clinical validation studies. These advancements will contribute to more efficient, accurate, and personalized healthcare solutions.</text:p>
      <text:p text:style-name="Normal">4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Jethva</meta:initial-creator>
    <dc:creator>Dev Jethva</dc:creator>
    <meta:creation-date>2024-08-01T13:00:00Z</meta:creation-date>
    <dc:date>2024-08-01T14:55:00Z</dc:date>
    <meta:template xlink:href="Normal" xlink:type="simple"/>
    <meta:editing-cycles>2</meta:editing-cycles>
    <meta:editing-duration>PT5160S</meta:editing-duration>
    <meta:document-statistic meta:page-count="3" meta:paragraph-count="6" meta:word-count="468" meta:character-count="3136" meta:row-count="22" meta:non-whitespace-character-count="2674"/>
  </office:meta>
</office:document-meta>
</file>